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cf53" officeooo:paragraph-rsid="0013cf53"/>
    </style:style>
    <style:style style:name="P2" style:family="paragraph" style:parent-style-name="Standard">
      <style:text-properties officeooo:paragraph-rsid="0013cf53"/>
    </style:style>
    <style:style style:name="P3" style:family="paragraph" style:parent-style-name="Standard">
      <style:text-properties style:font-name="Liberation Mono" fo:font-size="10pt" officeooo:rsid="0013cf53" officeooo:paragraph-rsid="0013cf53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officeooo:rsid="0015ccae" officeooo:paragraph-rsid="0015ccae"/>
    </style:style>
    <style:style style:name="P5" style:family="paragraph" style:parent-style-name="Standard">
      <style:text-properties officeooo:rsid="001a31e2" officeooo:paragraph-rsid="001a31e2"/>
    </style:style>
    <style:style style:name="P6" style:family="paragraph" style:parent-style-name="Standard">
      <style:text-properties officeooo:rsid="0038c684" officeooo:paragraph-rsid="0038c684"/>
    </style:style>
    <style:style style:name="P7" style:family="paragraph" style:parent-style-name="Standard">
      <style:text-properties officeooo:rsid="0045e15e" officeooo:paragraph-rsid="0045e15e"/>
    </style:style>
    <style:style style:name="P8" style:family="paragraph" style:parent-style-name="Standard">
      <style:text-properties officeooo:rsid="00346a2d" officeooo:paragraph-rsid="0047be03"/>
    </style:style>
    <style:style style:name="P9" style:family="paragraph" style:parent-style-name="Standard">
      <style:text-properties fo:font-size="8pt" officeooo:paragraph-rsid="0047be03" style:font-size-asian="8pt" style:font-size-complex="8pt"/>
    </style:style>
    <style:style style:name="P10" style:family="paragraph" style:parent-style-name="Standard">
      <style:text-properties fo:font-size="8pt" officeooo:paragraph-rsid="00576c89" style:font-size-asian="8pt" style:font-size-complex="8pt"/>
    </style:style>
    <style:style style:name="P11" style:family="paragraph" style:parent-style-name="Standard">
      <style:text-properties fo:font-size="8pt" officeooo:paragraph-rsid="005f0334" style:font-size-asian="8pt" style:font-size-complex="8pt"/>
    </style:style>
    <style:style style:name="P12" style:family="paragraph" style:parent-style-name="Standard">
      <style:text-properties fo:font-style="normal" officeooo:rsid="004b252c" officeooo:paragraph-rsid="004b252c" style:font-style-asian="normal" style:font-style-complex="normal"/>
    </style:style>
    <style:style style:name="P13" style:family="paragraph" style:parent-style-name="Text_20_body">
      <style:paragraph-properties fo:text-align="center" style:justify-single-word="false"/>
      <style:text-properties officeooo:rsid="00187b5e" officeooo:paragraph-rsid="00187b5e"/>
    </style:style>
    <style:style style:name="P14" style:family="paragraph" style:parent-style-name="Preformatted_20_Text" style:list-style-name="L2">
      <style:text-properties officeooo:paragraph-rsid="006d7912"/>
    </style:style>
    <style:style style:name="P15" style:family="paragraph" style:parent-style-name="Standard" style:list-style-name="L1">
      <style:text-properties officeooo:paragraph-rsid="0013cf53"/>
    </style:style>
    <style:style style:name="P16" style:family="paragraph" style:parent-style-name="Standard" style:list-style-name="L1">
      <style:text-properties officeooo:rsid="0013cf53" officeooo:paragraph-rsid="0013cf53"/>
    </style:style>
    <style:style style:name="P17" style:family="paragraph" style:parent-style-name="Standard" style:list-style-name="L1">
      <style:text-properties officeooo:rsid="0015559d" officeooo:paragraph-rsid="0013cf53"/>
    </style:style>
    <style:style style:name="P18" style:family="paragraph" style:parent-style-name="Standard" style:list-style-name="L1">
      <style:text-properties fo:font-weight="normal" officeooo:rsid="00640c31" officeooo:paragraph-rsid="00640c31" style:font-weight-asian="normal" style:font-weight-complex="normal"/>
    </style:style>
    <style:style style:name="P19" style:family="paragraph" style:parent-style-name="Standard" style:list-style-name="L2">
      <style:text-properties officeooo:paragraph-rsid="0038c684"/>
    </style:style>
    <style:style style:name="P20" style:family="paragraph" style:parent-style-name="Standard" style:list-style-name="L2">
      <style:text-properties officeooo:paragraph-rsid="006d7912"/>
    </style:style>
    <style:style style:name="P21" style:family="paragraph" style:parent-style-name="Standard" style:list-style-name="L2">
      <style:text-properties officeooo:paragraph-rsid="0013cf53"/>
    </style:style>
    <style:style style:name="P22" style:family="paragraph" style:parent-style-name="Standard" style:list-style-name="L2">
      <style:text-properties officeooo:rsid="00187b5e" officeooo:paragraph-rsid="0013cf53"/>
    </style:style>
    <style:style style:name="P23" style:family="paragraph" style:parent-style-name="Standard" style:list-style-name="L2">
      <style:text-properties officeooo:rsid="001de7b6" officeooo:paragraph-rsid="0013cf53"/>
    </style:style>
    <style:style style:name="P24" style:family="paragraph" style:parent-style-name="Standard" style:list-style-name="L2">
      <style:text-properties officeooo:rsid="0064fb46" officeooo:paragraph-rsid="0064fb46"/>
    </style:style>
    <style:style style:name="P25" style:family="paragraph" style:parent-style-name="Standard" style:list-style-name="L2">
      <style:text-properties officeooo:rsid="002159a7" officeooo:paragraph-rsid="0013cf53"/>
    </style:style>
    <style:style style:name="P26" style:family="paragraph" style:parent-style-name="Standard" style:list-style-name="L2">
      <style:text-properties officeooo:rsid="0027180f" officeooo:paragraph-rsid="0013cf53"/>
    </style:style>
    <style:style style:name="P27" style:family="paragraph" style:parent-style-name="Standard" style:list-style-name="L2">
      <style:text-properties officeooo:rsid="0027b08b" officeooo:paragraph-rsid="0027b08b"/>
    </style:style>
    <style:style style:name="P28" style:family="paragraph" style:parent-style-name="Standard" style:list-style-name="L2">
      <style:text-properties officeooo:rsid="002b31d0" officeooo:paragraph-rsid="002b31d0"/>
    </style:style>
    <style:style style:name="P29" style:family="paragraph" style:parent-style-name="Standard" style:list-style-name="L2">
      <style:text-properties officeooo:rsid="002b9c3d" officeooo:paragraph-rsid="002b9c3d"/>
    </style:style>
    <style:style style:name="P30" style:family="paragraph" style:parent-style-name="Standard" style:list-style-name="L2">
      <style:text-properties officeooo:rsid="002d71a0" officeooo:paragraph-rsid="002d71a0"/>
    </style:style>
    <style:style style:name="P31" style:family="paragraph" style:parent-style-name="Standard" style:list-style-name="L2">
      <style:text-properties officeooo:rsid="0038c684" officeooo:paragraph-rsid="0038c684"/>
    </style:style>
    <style:style style:name="P32" style:family="paragraph" style:parent-style-name="Standard" style:list-style-name="L3">
      <style:text-properties officeooo:rsid="0038c684" officeooo:paragraph-rsid="004a4fef"/>
    </style:style>
    <style:style style:name="P33" style:family="paragraph" style:parent-style-name="Standard" style:list-style-name="L2">
      <style:text-properties officeooo:rsid="003949d3" officeooo:paragraph-rsid="003949d3"/>
    </style:style>
    <style:style style:name="P34" style:family="paragraph" style:parent-style-name="Standard" style:list-style-name="L3">
      <style:text-properties officeooo:rsid="003c7dab" officeooo:paragraph-rsid="004a4fef"/>
    </style:style>
    <style:style style:name="P35" style:family="paragraph" style:parent-style-name="Standard" style:list-style-name="L3">
      <style:text-properties officeooo:rsid="004a4fef" officeooo:paragraph-rsid="004a4fef"/>
    </style:style>
    <style:style style:name="P36" style:family="paragraph" style:parent-style-name="Standard" style:list-style-name="L3">
      <style:text-properties officeooo:rsid="004b252c" officeooo:paragraph-rsid="004b252c"/>
    </style:style>
    <style:style style:name="P37" style:family="paragraph" style:parent-style-name="Standard" style:list-style-name="L4">
      <style:text-properties officeooo:paragraph-rsid="004e31e2"/>
    </style:style>
    <style:style style:name="P38" style:family="paragraph" style:parent-style-name="Standard" style:list-style-name="L4">
      <style:text-properties officeooo:rsid="0051884d" officeooo:paragraph-rsid="0051884d"/>
    </style:style>
    <style:style style:name="P39" style:family="paragraph" style:parent-style-name="Standard" style:list-style-name="L4">
      <style:text-properties fo:font-style="normal" officeooo:rsid="0051884d" officeooo:paragraph-rsid="0051884d" style:font-style-asian="normal" style:font-style-complex="normal"/>
    </style:style>
    <style:style style:name="P40" style:family="paragraph" style:parent-style-name="Standard" style:list-style-name="L4">
      <style:text-properties fo:font-style="normal" officeooo:rsid="005336a9" officeooo:paragraph-rsid="005336a9" style:font-style-asian="normal" style:font-style-complex="normal"/>
    </style:style>
    <style:style style:name="P41" style:family="paragraph" style:parent-style-name="Standard" style:list-style-name="L5"/>
    <style:style style:name="P42" style:family="paragraph" style:parent-style-name="Standard" style:list-style-name="L6"/>
    <style:style style:name="P43" style:family="paragraph" style:parent-style-name="Standard" style:list-style-name="L6">
      <style:text-properties officeooo:paragraph-rsid="005fce24"/>
    </style:style>
    <style:style style:name="P44" style:family="paragraph" style:parent-style-name="Standard" style:list-style-name="L7">
      <style:text-properties officeooo:rsid="00346a2d" officeooo:paragraph-rsid="0047be03"/>
    </style:style>
    <style:style style:name="P45" style:family="paragraph" style:parent-style-name="Standard" style:list-style-name="L7">
      <style:text-properties officeooo:rsid="0034b8eb" officeooo:paragraph-rsid="0047be03"/>
    </style:style>
    <style:style style:name="P46" style:family="paragraph" style:parent-style-name="Standard" style:list-style-name="L8">
      <style:text-properties officeooo:rsid="001a31e2" officeooo:paragraph-rsid="001a31e2"/>
    </style:style>
    <style:style style:name="P47" style:family="paragraph" style:parent-style-name="Standard" style:list-style-name="L8">
      <style:text-properties officeooo:rsid="001a31e2" officeooo:paragraph-rsid="003d1201"/>
    </style:style>
    <style:style style:name="P48" style:family="paragraph" style:parent-style-name="Standard">
      <style:text-properties style:font-name="Liberation Mono" fo:font-size="10pt" officeooo:rsid="0013cf53" officeooo:paragraph-rsid="0013cf53" style:font-size-asian="10pt" style:font-size-complex="10pt"/>
    </style:style>
    <style:style style:name="P49" style:family="paragraph" style:parent-style-name="Standard" style:list-style-name="L2">
      <style:text-properties officeooo:rsid="00780649" officeooo:paragraph-rsid="00780649"/>
    </style:style>
    <style:style style:name="P50" style:family="paragraph" style:parent-style-name="Standard" style:list-style-name="L3">
      <style:text-properties officeooo:rsid="007a72e4" officeooo:paragraph-rsid="007a72e4"/>
    </style:style>
    <style:style style:name="T1" style:family="text">
      <style:text-properties officeooo:rsid="0015559d"/>
    </style:style>
    <style:style style:name="T2" style:family="text">
      <style:text-properties officeooo:rsid="0016d75e"/>
    </style:style>
    <style:style style:name="T3" style:family="text">
      <style:text-properties fo:font-weight="bold" officeooo:rsid="0016d75e" style:font-weight-asian="bold" style:font-weight-complex="bold"/>
    </style:style>
    <style:style style:name="T4" style:family="text">
      <style:text-properties fo:font-weight="bold" officeooo:rsid="0015559d" style:font-weight-asian="bold" style:font-weight-complex="bold"/>
    </style:style>
    <style:style style:name="T5" style:family="text">
      <style:text-properties officeooo:rsid="001a31e2"/>
    </style:style>
    <style:style style:name="T6" style:family="text">
      <style:text-properties officeooo:rsid="00200fe7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officeooo:rsid="002280bb"/>
    </style:style>
    <style:style style:name="T9" style:family="text">
      <style:text-properties officeooo:rsid="002849ae"/>
    </style:style>
    <style:style style:name="T10" style:family="text">
      <style:text-properties officeooo:rsid="002b9c3d"/>
    </style:style>
    <style:style style:name="T11" style:family="text">
      <style:text-properties officeooo:rsid="0038c684"/>
    </style:style>
    <style:style style:name="T12" style:family="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13" style:family="text">
      <style:text-properties officeooo:rsid="004a4fef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51884d" style:font-style-asian="normal" style:font-style-complex="normal"/>
    </style:style>
    <style:style style:name="T17" style:family="text">
      <style:text-properties fo:font-style="normal" officeooo:rsid="004e31e2" style:font-style-asian="normal" style:font-style-complex="normal"/>
    </style:style>
    <style:style style:name="T18" style:family="text">
      <style:text-properties fo:font-style="normal" officeooo:rsid="0054321d" style:font-style-asian="normal" style:font-style-complex="normal"/>
    </style:style>
    <style:style style:name="T19" style:family="text">
      <style:text-properties officeooo:rsid="005e4218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officeooo:rsid="005fce24"/>
    </style:style>
    <style:style style:name="T22" style:family="text">
      <style:text-properties officeooo:rsid="006aee4d"/>
    </style:style>
    <style:style style:name="T23" style:family="text">
      <style:text-properties officeooo:rsid="006c2b6e"/>
    </style:style>
    <style:style style:name="T24" style:family="text">
      <style:text-properties officeooo:rsid="006cb2f8"/>
    </style:style>
    <style:style style:name="T25" style:family="text">
      <style:text-properties officeooo:rsid="006d7912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6d7912" style:font-weight-asian="normal" style:font-weight-complex="normal"/>
    </style:style>
    <style:style style:name="T28" style:family="text">
      <style:text-properties fo:font-weight="normal" officeooo:rsid="0070b969" style:font-weight-asian="normal" style:font-weight-complex="normal"/>
    </style:style>
    <style:style style:name="T29" style:family="text">
      <style:text-properties officeooo:rsid="0070b969"/>
    </style:style>
    <style:style style:name="T30" style:family="text">
      <style:text-properties officeooo:rsid="00716ad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spberryPi <text:span text:style-name="T2">Zero</text:span> Install</text:p>
      <text:p text:style-name="P13">einrichten als WS2812b <text:span text:style-name="T5">Controller</text:span></text:p>
      <text:p text:style-name="P4">von thorsten kattanek, <text:span text:style-name="T24">27</text:span>.1<text:span text:style-name="T19">1</text:span>.202<text:span text:style-name="T24">2</text:span></text:p>
      <text:h text:style-name="Heading_20_4" text:outline-level="4">Grundsystem installieren</text:h>
      <text:p text:style-name="P6"/>
      <text:list xml:id="list3134221507" text:style-name="L1">
        <text:list-item>
          <text:p text:style-name="P16">neustes Image von <text:a xlink:type="simple" xlink:href="https://www.raspberrypi.com/software/operating-systems/" text:style-name="Internet_20_link" text:visited-style-name="Visited_20_Internet_20_Link">https://www.raspberrypi.com/software/operating-systems/</text:a> runter laden</text:p>
        </text:list-item>
        <text:list-item>
          <text:p text:style-name="P17">ich nutze hier die Lite Version ohne Desktop <text:span text:style-name="T23">in der 32Bit Version (Pi Zero W V1.1)</text:span></text:p>
        </text:list-item>
        <text:list-item>
          <text:p text:style-name="P16"><text:span text:style-name="T22">I</text:span><text:span text:style-name="T1">mage auf SD kopieren (unter Linux): </text:span><text:span text:style-name="T3">sudo </text:span><text:span text:style-name="T4">dd if=./image of=/dev/sd? bs=1M</text:span></text:p>
          <text:list>
            <text:list-item>
              <text:p text:style-name="P18"><text:span text:style-name="T1">f</text:span>ür Windows W32 Diskimager <text:a xlink:type="simple" xlink:href="https://sourceforge.net/projects/win32diskimager" text:style-name="Internet_20_link" text:visited-style-name="Visited_20_Internet_20_Link">https://sourceforge.net/projects/win32diskimager</text:a></text:p>
            </text:list-item>
          </text:list>
        </text:list-item>
        <text:list-item>
          <text:p text:style-name="P17">WLAN zugriff einrichten</text:p>
          <text:list>
            <text:list-item>
              <text:p text:style-name="P15"><text:span text:style-name="T1">Boot Partition der SD Karte einhängen und eine Datei mit dem Namen </text:span>wpa_supplicant.conf <text:span text:style-name="T1">erstellen mit folgendem Inhalt:</text:span></text:p>
            </text:list-item>
          </text:list>
        </text:list-item>
      </text:list>
      <text:p text:style-name="P2"><text:tab/></text:p>
      <text:p text:style-name="P3">country=DE</text:p>
      <text:p text:style-name="P3">ctrl_interface=DIR=/var/run/wpa_supplicant GROUP=netdev</text:p>
      <text:p text:style-name="P3">update_config=1</text:p>
      <text:p text:style-name="P3">network={</text:p>
      <text:p text:style-name="P3"><text:s text:c="4"/>ssid="<text:span text:style-name="T1">xxx</text:span>"<text:tab/><text:tab/><text:span text:style-name="T7">&lt;</text:span><text:span text:style-name="T8">= statt xxx muss die SSID deines WLAN</text:span></text:p>
      <text:p text:style-name="P3"><text:s text:c="4"/>psk="<text:span text:style-name="T1">xxx</text:span>"<text:tab/><text:tab/><text:span text:style-name="T7">&lt;</text:span><text:span text:style-name="T8">= statt xxx muss dein WLAN Password rein</text:span></text:p>
      <text:p text:style-name="P3"><text:s text:c="4"/>key_mgmt=WPA-PSK</text:p>
      <text:p text:style-name="P3">}</text:p>
      <text:p text:style-name="P1"/>
      <text:list xml:id="list3920916141" text:style-name="L2">
        <text:list-item>
          <text:p text:style-name="P20"><text:span text:style-name="T29">es muss </text:span><text:span text:style-name="T25">ein user hinzufüg</text:span><text:span text:style-name="T29">t werden</text:span><text:span text:style-name="T25">: dazu eine Datei mit dem Name </text:span><text:span text:style-name="Strong_20_Emphasis"><text:span text:style-name="T26">userconf </text:span></text:span><text:span text:style-name="Strong_20_Emphasis"><text:span text:style-name="T27">oder </text:span></text:span><text:span text:style-name="Strong_20_Emphasis"><text:span text:style-name="T26">userconf.</text:span></text:span><text:span text:style-name="Strong_20_Emphasis"><text:span text:style-name="T27">txt </text:span></text:span><text:span text:style-name="Strong_20_Emphasis"><text:span text:style-name="T28">in der Bootpartition </text:span></text:span><text:span text:style-name="Strong_20_Emphasis"><text:span text:style-name="T27">erstellen </text:span></text:span></text:p>
          <text:list>
            <text:list-item>
              <text:p text:style-name="P20"><text:span text:style-name="Strong_20_Emphasis"><text:span text:style-name="T27">mit folgendem Inhalt: username:verschlüsseltes-passwort</text:span></text:span></text:p>
            </text:list-item>
            <text:list-item>
              <text:p text:style-name="P20"><text:span text:style-name="Strong_20_Emphasis"><text:span text:style-name="T27">zum verschlüssen des Passwort kann OpenSSL verwendet werden</text:span></text:span></text:p>
            </text:list-item>
            <text:list-item>
              <text:p text:style-name="P14"><text:span text:style-name="Strong_20_Emphasis"><text:span text:style-name="T27">echo 'mypassword' | openssl passwd -6 -stdin</text:span></text:span></text:p>
            </text:list-item>
          </text:list>
        </text:list-item>
        <text:list-item>
          <text:p text:style-name="P22">um den SSH Zugriff zu aktivieren muss lediglich eine leere Datei namens ssh in die <text:span text:style-name="T29">B</text:span>oot<text:span text:style-name="T29">p</text:span>artition eingefügt werden</text:p>
        </text:list-item>
        <text:list-item>
          <text:p text:style-name="P23">nun kann der raspberrypi mit der SD Karte gestartet werden, nach 1-2 min sollte man den raspberry an pingen können → ping raspberrypi.local</text:p>
        </text:list-item>
        <text:list-item>
          <text:p text:style-name="P21"><text:span text:style-name="T6">nun kann man sich per ssh auf dem raspberry anmelden → ssh </text:span><text:span text:style-name="T30">username</text:span><text:span text:style-name="T6">@raspberrypi.local</text:span></text:p>
          <text:list>
            <text:list-item>
              <text:p text:style-name="P24">für Windows kann man Putty nehmen</text:p>
            </text:list-item>
          </text:list>
        </text:list-item>
        <text:list-item>
          <text:p text:style-name="P25">das Password <text:span text:style-name="T30">welches verschlüsselt in die userconf eingetragen wurde</text:span></text:p>
        </text:list-item>
        <text:list-item>
          <text:p text:style-name="P26">nun könne wir den Pi erst mal configurieren → sudo raspi-config</text:p>
        </text:list-item>
        <text:list-item>
          <text:p text:style-name="P27">dann den hostname ändern ! (System Options → Hostname) z.B. „<text:span text:style-name="T9">led-ctrl-01</text:span>“</text:p>
        </text:list-item>
        <text:list-item>
          <text:p text:style-name="P28">dann <text:span text:style-name="T10">F</text:span>ilesystem <text:span text:style-name="T10">maximieren </text:span>! <text:span text:style-name="T10">(Advanced Options → Expand Filesystem)</text:span></text:p>
        </text:list-item>
        <text:list-item>
          <text:p text:style-name="P29">dann Zeitzone einstellen ! (Localisation Options → Timezone)</text:p>
        </text:list-item>
        <text:list-item>
          <text:p text:style-name="P30">dann kann erst mal alles auf dem neusten Stand gebracht werden: sudo apt update und sudo apt upgrade</text:p>
        </text:list-item>
        <text:list-item>
          <text:p text:style-name="P31">Audio deaktivieren</text:p>
          <text:list>
            <text:list-item>
              <text:p text:style-name="P49">neue Datei anlegen: sudo nano /etc/modprobe.d/blacklist-bcm2835.conf</text:p>
            </text:list-item>
            <text:list-item>
              <text:p text:style-name="P19"><text:span text:style-name="T11">dort fügen wir </text:span><text:span text:style-name="T12">blacklist snd_bcm2835</text:span> <text:span text:style-name="T11">ein</text:span></text:p>
            </text:list-item>
            <text:list-item>
              <text:p text:style-name="P31">sudo nano /boot/config.txt</text:p>
            </text:list-item>
            <text:list-item>
              <text:p text:style-name="P31">dtparam=audio=on einfach auskommentieren</text:p>
            </text:list-item>
            <text:list-item>
              <text:p text:style-name="P33">nach einem Neustart ist das Audio deaktiviert</text:p>
            </text:list-item>
          </text:list>
        </text:list-item>
      </text:list>
      <text:p text:style-name="P1"/>
      <text:h text:style-name="Heading_20_4" text:outline-level="4"><text:soft-page-break/>Library erstellen und installieren</text:h>
      <text:list xml:id="list780935044" text:style-name="L3">
        <text:list-item>
          <text:p text:style-name="P32">sudo apt-get install gcc make <text:span text:style-name="T13">cmake </text:span>build-essential git</text:p>
        </text:list-item>
        <text:list-item>
          <text:p text:style-name="P32">git clone <text:a xlink:type="simple" xlink:href="https://github.com/jgarff/rpi_ws281x" text:style-name="Internet_20_link" text:visited-style-name="Visited_20_Internet_20_Link">https://github.com/jgarff/rpi_ws281x</text:a></text:p>
        </text:list-item>
        <text:list-item>
          <text:p text:style-name="P34">cd rpi_ws281x</text:p>
        </text:list-item>
        <text:list-item>
          <text:p text:style-name="P35">mkdir build</text:p>
        </text:list-item>
        <text:list-item>
          <text:p text:style-name="P50">cd build</text:p>
        </text:list-item>
        <text:list-item>
          <text:p text:style-name="P35">cmake ..</text:p>
        </text:list-item>
        <text:list-item>
          <text:p text:style-name="P35">make</text:p>
        </text:list-item>
        <text:list-item>
          <text:p text:style-name="P36">sudo make install <text:s/>→ Installiert die Library nach <text:span text:style-name="T14">usr</text:span><text:span text:style-name="T15">/local/lib und usr/local/include/ws2811</text:span></text:p>
        </text:list-item>
      </text:list>
      <text:p text:style-name="P12"/>
      <text:h text:style-name="Heading_20_4" text:outline-level="4">Software erstellen</text:h>
      <text:list xml:id="list1312221155" text:style-name="L4">
        <text:list-item>
          <text:p text:style-name="P37"><text:span text:style-name="T16">g</text:span><text:span text:style-name="T17">it clone </text:span><text:a xlink:type="simple" xlink:href="https://github.com/ThKattanek/window_neopixel_matrix.git" text:style-name="Internet_20_link" text:visited-style-name="Visited_20_Internet_20_Link"><text:span text:style-name="T17">https://github.com/ThKattanek/window_neopixel_matrix.git</text:span></text:a></text:p>
        </text:list-item>
        <text:list-item>
          <text:p text:style-name="P38"><text:span text:style-name="T17">c</text:span><text:span text:style-name="T15">d window_neopixel_matrix/raspi_neopixel_player</text:span></text:p>
        </text:list-item>
        <text:list-item>
          <text:p text:style-name="P39">mkdir build</text:p>
        </text:list-item>
        <text:list-item>
          <text:p text:style-name="P39">cd build</text:p>
        </text:list-item>
        <text:list-item>
          <text:p text:style-name="P39">cmake ..</text:p>
        </text:list-item>
        <text:list-item>
          <text:p text:style-name="P39">make</text:p>
        </text:list-item>
        <text:list-item>
          <text:p text:style-name="P40">sudo make install</text:p>
        </text:list-item>
        <text:list-item>
          <text:p text:style-name="P38"><text:span text:style-name="T15">sudo ./neopixel_player startet </text:span><text:span text:style-name="T18">den </text:span><text:span text:style-name="T15">player</text:span></text:p>
        </text:list-item>
      </text:list>
      <text:p text:style-name="P7"/>
      <text:h text:style-name="Heading_20_4" text:outline-level="4">Testanwendung automatisch beim Start ausführen</text:h>
      <text:list xml:id="list2883282693" text:style-name="L5">
        <text:list-item>
          <text:p text:style-name="P41">Folgendes Skript mit dem Namen „neopixel_player“ unter /etc/init.d speichern.</text:p>
        </text:list-item>
      </text:list>
      <text:p text:style-name="P9"><text:tab/></text:p>
      <text:p text:style-name="P9"><text:tab/>#!/bin/sh </text:p>
      <text:p text:style-name="P9"><text:tab/>### this skript running the ws2812 controller while pi start </text:p>
      <text:p text:style-name="P9"><text:tab/># Actions </text:p>
      <text:p text:style-name="P9"><text:tab/>case "$1" in </text:p>
      <text:p text:style-name="P9"><text:tab/> <text:s text:c="5"/>start) </text:p>
      <text:p text:style-name="P10"><text:tab/> <text:s text:c="12"/><text:span text:style-name="T16">neopixel_player</text:span></text:p>
      <text:p text:style-name="P9"><text:tab/> <text:s text:c="11"/>;;</text:p>
      <text:p text:style-name="P9"><text:tab/> <text:s text:c="5"/>stop)</text:p>
      <text:p text:style-name="P9"><text:tab/> <text:s text:c="11"/># STOP</text:p>
      <text:p text:style-name="P9"><text:tab/> <text:s text:c="11"/>;;</text:p>
      <text:p text:style-name="P9"><text:tab/> <text:s text:c="5"/>restart)</text:p>
      <text:p text:style-name="P9"><text:tab/> <text:s text:c="11"/># RESTART</text:p>
      <text:p text:style-name="P9"><text:tab/> <text:s text:c="11"/>;;</text:p>
      <text:p text:style-name="P9"><text:tab/>esac</text:p>
      <text:p text:style-name="P9"><text:tab/></text:p>
      <text:p text:style-name="P11"><text:tab/>exit 0<text:line-break/></text:p>
      <text:list xml:id="list1150223935" text:style-name="L6">
        <text:list-item>
          <text:p text:style-name="P42">chmod +x /etc/init.d/ neopixel_player</text:p>
        </text:list-item>
        <text:list-item>
          <text:p text:style-name="P42"><text:span text:style-name="Source_20_Text"><text:span text:style-name="T20">sudo update-rc.d neopixel_player defaults</text:span></text:span></text:p>
        </text:list-item>
        <text:list-item>
          <text:p text:style-name="P43"><text:span text:style-name="Source_20_Text"><text:span text:style-name="T21">mit sudo update-rc.d neopixel_player remove kann es wieder entfernt werden</text:span></text:span></text:p>
        </text:list-item>
      </text:list>
      <text:p text:style-name="P1"/>
      <text:h text:style-name="Heading_20_4" text:outline-level="4">Nützliche Linux Befehle</text:h>
      <text:p text:style-name="P8"/>
      <text:list xml:id="list1629433914" text:style-name="L7">
        <text:list-item>
          <text:p text:style-name="P44">top</text:p>
        </text:list-item>
        <text:list-item>
          <text:p text:style-name="P44">htop</text:p>
        </text:list-item>
        <text:list-item>
          <text:p text:style-name="P45">shutdown now </text:p>
        </text:list-item>
      </text:list>
      <text:p text:style-name="P1"/>
      <text:p text:style-name="P5">Quellen:</text:p>
      <text:list xml:id="list212289236" text:style-name="L8">
        <text:list-item>
          <text:p text:style-name="P46"><text:a xlink:type="simple" xlink:href="https://medium.com/@larsongb/using-a-raspberry-pi-to-control-leds-38731b9db4" text:style-name="Internet_20_link" text:visited-style-name="Visited_20_Internet_20_Link">https://medium.com/@larsongb/using-a-raspberry-pi-to-control-leds-38731b9db4</text:a></text:p>
        </text:list-item>
        <text:list-item>
          <text:p text:style-name="P46"><text:a xlink:type="simple" xlink:href="https://developer-blog.net/raspberry-pi-zero-als-led-strip-controller/" text:style-name="Internet_20_link" text:visited-style-name="Visited_20_Internet_20_Link">https://developer-blog.net/raspberry-pi-zero-als-led-strip-controller/</text:a></text:p>
        </text:list-item>
        <text:list-item>
          <text:p text:style-name="P46"><text:a xlink:type="simple" xlink:href="https://www.computerhilfen.de/info/raspberry-pi-zero-w-ohne-monitor-einrichten-wlan-und-ssh-aktivieren.html" text:style-name="Internet_20_link" text:visited-style-name="Visited_20_Internet_20_Link">https://www.computerhilfen.de/info/raspberry-pi-zero-w-ohne-monitor-einrichten-wlan-und-ssh-aktivieren.html</text:a></text:p>
        </text:list-item>
        <text:list-item>
          <text:p text:style-name="P46"><text:soft-page-break/><text:a xlink:type="simple" xlink:href="https://www.raspberrypi.com/software/operating-systems/" text:style-name="Internet_20_link" text:visited-style-name="Visited_20_Internet_20_Link">https://www.raspberrypi.com/software/operating-systems/</text:a></text:p>
        </text:list-item>
        <text:list-item>
          <text:p text:style-name="P46"><text:a xlink:type="simple" xlink:href="https://blog.heimetli.ch/raspberry-led-strip-c.html" text:style-name="Internet_20_link" text:visited-style-name="Visited_20_Internet_20_Link">https://blog.heimetli.ch/raspberry-led-strip-c.html</text:a></text:p>
        </text:list-item>
        <text:list-item>
          <text:p text:style-name="P47"><text:a xlink:type="simple" xlink:href="https://github.com/jgarff/rpi_ws281x" text:style-name="Internet_20_link" text:visited-style-name="Visited_20_Internet_20_Link">https://github.com/jgarff/rpi_ws281x</text:a></text:p>
        </text:list-item>
        <text:list-item>
          <text:p text:style-name="P47"><text:a xlink:type="simple" xlink:href="https://jankarres.de/2014/07/raspberry-pi-autostart-von-programmen-einrichten/" text:style-name="Internet_20_link" text:visited-style-name="Visited_20_Internet_20_Link">https://jankarres.de/2014/07/raspberry-pi-autostart-von-programmen-einrichten/</text:a></text:p>
          <text:p text:style-name="P47"/>
          <text:p text:style-name="P47"/>
          <text:p text:style-name="P4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4c4f01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7T18:33:54.079296363</dc:date>
    <dc:creator>Thorsten Kattanek</dc:creator>
    <meta:editing-duration>PT8H27M21S</meta:editing-duration>
    <meta:editing-cycles>59</meta:editing-cycles>
    <meta:generator>LibreOffice/7.3.7.2$Linux_X86_64 LibreOffice_project/30$Build-2</meta:generator>
    <meta:document-statistic meta:table-count="0" meta:image-count="0" meta:object-count="0" meta:page-count="3" meta:paragraph-count="94" meta:word-count="480" meta:character-count="3728" meta:non-whitespace-character-count="3263"/>
  </office:meta>
</office:document-meta>
</file>